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3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2C000000EA6E4A6DA8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00000023100000220901CB8A4.jpg" manifest:media-type="image/jpeg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0000000013B000000A09B2C7D81.jpg" manifest:media-type="image/jpeg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1.svm" manifest:media-type=""/>
  <manifest:file-entry manifest:full-path="Pictures/10000000000002E200000302E1064AAE.jpg" manifest:media-type="image/jpeg"/>
  <manifest:file-entry manifest:full-path="Pictures/100000000000034A000001B88A006968.jpg" manifest:media-type="image/jpeg"/>
  <manifest:file-entry manifest:full-path="Pictures/TablePreview18.svm" manifest:media-type=""/>
  <manifest:file-entry manifest:full-path="Pictures/TablePreview26.svm" manifest:media-type=""/>
  <manifest:file-entry manifest:full-path="Pictures/100002010000089800000205B23144C9.png" manifest:media-type="image/png"/>
  <manifest:file-entry manifest:full-path="Pictures/TablePreview10.svm" manifest:media-type=""/>
  <manifest:file-entry manifest:full-path="Pictures/TablePreview32.svm" manifest:media-type=""/>
  <manifest:file-entry manifest:full-path="Pictures/1000020100000373000000CFA6737352.png" manifest:media-type="image/png"/>
  <manifest:file-entry manifest:full-path="Pictures/TablePreview5.svm" manifest:media-type=""/>
  <manifest:file-entry manifest:full-path="Pictures/100002010000002E0000002E8A06B805.png" manifest:media-type="image/png"/>
  <manifest:file-entry manifest:full-path="Pictures/1000020100000268000000574A8D0F21.png" manifest:media-type="image/png"/>
  <manifest:file-entry manifest:full-path="Pictures/1000000000000113000000B74B3B9304.png" manifest:media-type="image/png"/>
  <manifest:file-entry manifest:full-path="Pictures/TablePreview7.svm" manifest:media-type=""/>
  <manifest:file-entry manifest:full-path="Pictures/TablePreview25.svm" manifest:media-type=""/>
  <manifest:file-entry manifest:full-path="Pictures/100000000000003400000034092DD434.jpg" manifest:media-type="image/jpeg"/>
  <manifest:file-entry manifest:full-path="Pictures/TablePreview1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ruy Gothic1" svg:font-family="'Centruy Gothic'" style:font-family-generic="swiss"/>
    <style:font-face style:name="Centruy Gothics1" svg:font-family="'Centruy Gothics'" style:font-family-generic="swiss"/>
    <style:font-face style:name="Century Gothic4" svg:font-family="'Century Gothic'" style:font-family-generic="swiss"/>
    <style:font-face style:name="Century Gothics1" svg:font-family="'Century Gothics'" style:font-family-generic="swiss"/>
    <style:font-face style:name="Century gothic1" svg:font-family="'Century gothic'" style:font-family-generic="swiss"/>
    <style:font-face style:name="Century gothics1" svg:font-family="'Century gothics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ruy Gothic" svg:font-family="'Centruy Gothic'" style:font-family-generic="swiss" style:font-pitch="variable"/>
    <style:font-face style:name="Centruy Gothics" svg:font-family="'Centruy Gothics'" style:font-family-generic="swiss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9cm"/>
    </style:style>
    <style:style style:name="gr9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cc" draw:fill-color="#0066cc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7.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1.776cm" style:use-optimal-column-width="false"/>
    </style:style>
    <style:style style:name="co2" style:family="table-column">
      <style:table-column-properties style:column-width="1.777cm" style:use-optimal-column-width="false"/>
    </style:style>
    <style:style style:name="co3" style:family="table-column">
      <style:table-column-properties style:column-width="1.766cm" style:use-optimal-column-width="false"/>
    </style:style>
    <style:style style:name="co4" style:family="table-column">
      <style:table-column-properties style:column-width="1.661cm" style:use-optimal-column-width="false"/>
    </style:style>
    <style:style style:name="co5" style:family="table-column">
      <style:table-column-properties style:column-width="1.662cm" style:use-optimal-column-width="false"/>
    </style:style>
    <style:style style:name="co6" style:family="table-column">
      <style:table-column-properties style:column-width="1.469cm" style:use-optimal-column-width="false"/>
    </style:style>
    <style:style style:name="co7" style:family="table-column">
      <style:table-column-properties style:column-width="1.467cm" style:use-optimal-column-width="false"/>
    </style:style>
    <style:style style:name="co8" style:family="table-column">
      <style:table-column-properties style:column-width="1.484cm" style:use-optimal-column-width="false"/>
    </style:style>
    <style:style style:name="co9" style:family="table-column">
      <style:table-column-properties style:column-width="1.482cm" style:use-optimal-column-width="false"/>
    </style:style>
    <style:style style:name="co10" style:family="table-column">
      <style:table-column-properties style:column-width="1.295cm" style:use-optimal-column-width="false"/>
    </style:style>
    <style:style style:name="co11" style:family="table-column">
      <style:table-column-properties style:column-width="1.296cm" style:use-optimal-column-width="false"/>
    </style:style>
    <style:style style:name="co12" style:family="table-column">
      <style:table-column-properties style:column-width="1.758cm" style:use-optimal-column-width="false"/>
    </style:style>
    <style:style style:name="co13" style:family="table-column">
      <style:table-column-properties style:column-width="1.794cm" style:use-optimal-column-width="false"/>
    </style:style>
    <style:style style:name="co14" style:family="table-column">
      <style:table-column-properties style:column-width="1.389cm" style:use-optimal-column-width="false"/>
    </style:style>
    <style:style style:name="co15" style:family="table-column">
      <style:table-column-properties style:column-width="1.368cm" style:use-optimal-column-width="false"/>
    </style:style>
    <style:style style:name="co16" style:family="table-column">
      <style:table-column-properties style:column-width="1.397cm" style:use-optimal-column-width="false"/>
    </style:style>
    <style:style style:name="co17" style:family="table-column">
      <style:table-column-properties style:column-width="1.308cm" style:use-optimal-column-width="false"/>
    </style:style>
    <style:style style:name="co18" style:family="table-column">
      <style:table-column-properties style:column-width="1.219cm" style:use-optimal-column-width="false"/>
    </style:style>
    <style:style style:name="co19" style:family="table-column">
      <style:table-column-properties style:column-width="1.559cm" style:use-optimal-column-width="false"/>
    </style:style>
    <style:style style:name="co20" style:family="table-column">
      <style:table-column-properties style:column-width="1.436cm" style:use-optimal-column-width="false"/>
    </style:style>
    <style:style style:name="co21" style:family="table-column">
      <style:table-column-properties style:column-width="1.427cm" style:use-optimal-column-width="false"/>
    </style:style>
    <style:style style:name="co22" style:family="table-column">
      <style:table-column-properties style:column-width="1.367cm" style:use-optimal-column-width="false"/>
    </style:style>
    <style:style style:name="co23" style:family="table-column">
      <style:table-column-properties style:column-width="1.592cm" style:use-optimal-column-width="false"/>
    </style:style>
    <style:style style:name="co24" style:family="table-column">
      <style:table-column-properties style:column-width="1.39cm" style:use-optimal-column-width="false"/>
    </style:style>
    <style:style style:name="co25" style:family="table-column">
      <style:table-column-properties style:column-width="4.318cm" style:use-optimal-column-width="false"/>
    </style:style>
    <style:style style:name="co26" style:family="table-column">
      <style:table-column-properties style:column-width="3.541cm" style:use-optimal-column-width="false"/>
    </style:style>
    <style:style style:name="co27" style:family="table-column">
      <style:table-column-properties style:column-width="3.999cm" style:use-optimal-column-width="false"/>
    </style:style>
    <style:style style:name="co28" style:family="table-column">
      <style:table-column-properties style:column-width="3.181cm" style:use-optimal-column-width="false"/>
    </style:style>
    <style:style style:name="ro1" style:family="table-row">
      <style:table-row-properties style:row-height="0.841cm"/>
    </style:style>
    <style:style style:name="ro2" style:family="table-row">
      <style:table-row-properties style:row-height="1.006cm"/>
    </style:style>
    <style:style style:name="ro3" style:family="table-row">
      <style:table-row-properties style:row-height="0.88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816cm"/>
    </style:style>
    <style:style style:name="ro6" style:family="table-row">
      <style:table-row-properties style:row-height="1.043cm"/>
    </style:style>
    <style:style style:name="ro7" style:family="table-row">
      <style:table-row-properties style:row-height="0.898cm"/>
    </style:style>
    <style:style style:name="ro8" style:family="table-row">
      <style:table-row-properties style:row-height="0.974cm"/>
    </style:style>
    <style:style style:name="ro9" style:family="table-row">
      <style:table-row-properties style:row-height="0.99cm"/>
    </style:style>
    <style:style style:name="ro10" style:family="table-row">
      <style:table-row-properties style:row-height="1.038cm"/>
    </style:style>
    <style:style style:name="ro11" style:family="table-row">
      <style:table-row-properties style:row-height="1.149cm"/>
    </style:style>
    <style:style style:name="ro12" style:family="table-row">
      <style:table-row-properties style:row-height="1.12cm"/>
    </style:style>
    <style:style style:name="ro13" style:family="table-row">
      <style:table-row-properties style:row-height="0.993cm"/>
    </style:style>
    <style:style style:name="ce1" style:family="table-cell">
      <style:graphic-properties style:repeat="repeat"/>
      <style:text-properties fo:color="#333333" style:font-name="Century Gothics1" fo:font-size="14pt" style:font-size-asian="14pt" style:font-size-complex="14pt"/>
    </style:style>
    <style:style style:name="ce2" style:family="table-cell">
      <style:graphic-properties style:repeat="repeat"/>
      <style:text-properties fo:color="#ffffff" style:font-name="Century Gothics1"/>
    </style:style>
    <style:style style:name="ce3" style:family="table-cell">
      <style:graphic-properties style:repeat="repeat"/>
      <style:text-properties fo:color="#ffffff" style:font-name="Century gothics1"/>
    </style:style>
    <style:style style:name="ce4" style:family="table-cell">
      <style:graphic-properties style:repeat="repeat"/>
      <style:text-properties fo:color="#ffffff"/>
    </style:style>
    <style:style style:name="ce5" style:family="table-cell">
      <style:graphic-properties style:repeat="repeat"/>
      <style:text-properties fo:color="#000000"/>
    </style:style>
    <style:style style:name="ce6" style:family="table-cell">
      <style:graphic-properties style:repeat="repeat"/>
      <style:text-properties fo:color="#333333" fo:font-size="14pt" style:font-size-asian="14pt" style:font-size-complex="14pt"/>
    </style:style>
    <style:style style:name="ce7" style:family="table-cell">
      <style:graphic-properties style:repeat="repeat"/>
    </style:style>
    <style:style style:name="ce8" style:family="table-cell">
      <style:graphic-properties style:repeat="repeat"/>
      <style:text-properties fo:color="#000000" style:font-name="Century gothics1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margin-top="0cm" fo:margin-bottom="0.192cm" fo:text-align="justify"/>
    </style:style>
    <style:style style:name="P5" style:family="paragraph">
      <style:paragraph-properties fo:margin-top="0.102cm" fo:margin-bottom="0.196cm" fo:text-align="justify"/>
    </style:style>
    <style:style style:name="P6" style:family="paragraph">
      <style:paragraph-properties fo:margin-top="0.205cm" fo:margin-bottom="0.298cm" fo:text-align="justify"/>
    </style:style>
    <style:style style:name="P7" style:family="paragraph">
      <style:paragraph-properties fo:margin-top="0cm" fo:margin-bottom="0.295cm" fo:text-align="justify"/>
    </style:style>
    <style:style style:name="P8" style:family="paragraph">
      <style:paragraph-properties fo:margin-top="0cm" fo:margin-bottom="0.196cm" fo:text-align="justify"/>
    </style:style>
    <style:style style:name="P9" style:family="paragraph">
      <style:paragraph-properties fo:text-align="justify"/>
    </style:style>
    <style:style style:name="P10" style:family="paragraph">
      <style:paragraph-properties fo:text-align="justify" style:font-independent-line-spacing="true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text-properties style:font-name="Century Gothics1" fo:font-size="28pt" style:font-size-asian="28pt" style:font-size-complex="28pt"/>
    </style:style>
    <style:style style:name="P13" style:family="paragraph">
      <style:text-properties style:font-name="Century gothics1" fo:font-size="20pt" style:font-size-asian="20pt" style:font-size-complex="20pt"/>
    </style:style>
    <style:style style:name="P14" style:family="paragraph">
      <style:paragraph-properties fo:margin-top="1.125cm" fo:margin-bottom="1.125cm" fo:text-align="justify"/>
    </style:style>
    <style:style style:name="P15" style:family="paragraph">
      <style:paragraph-properties fo:margin-top="1.125cm" fo:margin-bottom="1.125cm"/>
    </style:style>
    <style:style style:name="P16" style:family="paragraph">
      <style:paragraph-properties fo:margin-top="1.125cm" fo:margin-bottom="1.125cm"/>
      <style:text-properties style:font-name="Century gothics1"/>
    </style:style>
    <style:style style:name="P17" style:family="paragraph">
      <style:paragraph-properties fo:margin-top="0.818cm" fo:margin-bottom="0.818cm" fo:text-align="justify"/>
    </style:style>
    <style:style style:name="P18" style:family="paragraph">
      <style:paragraph-properties fo:margin-top="0.818cm" fo:margin-bottom="0.818cm"/>
      <style:text-properties fo:color="#000000" style:font-name="Century Gothic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style:text-properties style:font-name="Century Gothic4" fo:font-size="20pt" style:font-size-asian="20pt" style:font-size-complex="20pt"/>
    </style:style>
    <style:style style:name="P20" style:family="paragraph">
      <style:text-properties style:font-name="Century Gothics1" fo:font-size="20pt" style:font-size-asian="20pt" style:font-size-complex="20pt"/>
    </style:style>
    <style:style style:name="P21" style:family="paragraph">
      <style:paragraph-properties fo:margin-top="0.205cm" fo:margin-bottom="0.205cm" fo:text-align="justify"/>
    </style:style>
    <style:style style:name="P22" style:family="paragraph">
      <style:paragraph-properties fo:margin-top="0.102cm" fo:margin-bottom="0.102cm" fo:text-align="justify"/>
    </style:style>
    <style:style style:name="P23" style:family="paragraph">
      <style:paragraph-properties fo:text-align="justify"/>
      <style:text-properties style:font-name="Centruy Gothics1" fo:font-size="18pt" style:font-size-asian="18pt" style:font-size-complex="18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center"/>
      <style:text-properties fo:color="#000000"/>
    </style:style>
    <style:style style:name="P26" style:family="paragraph">
      <style:text-properties fo:font-size="20pt"/>
    </style:style>
    <style:style style:name="P27" style:family="paragraph">
      <style:text-properties style:font-name="Century gothics1" fo:font-size="28pt" style:font-size-asian="28pt" style:font-size-complex="28pt"/>
    </style:style>
    <style:style style:name="P28" style:family="paragraph">
      <style:paragraph-properties fo:margin-top="0.205cm" fo:margin-bottom="0.205cm" fo:text-align="justify"/>
      <style:text-properties style:font-name="Century gothics1"/>
    </style:style>
    <style:style style:name="P29" style:family="paragraph">
      <style:paragraph-properties fo:text-align="center"/>
      <style:text-properties fo:color="#ffffff"/>
    </style:style>
    <style:style style:name="P30" style:family="paragraph">
      <style:text-properties style:font-name="Century Gothics1"/>
    </style:style>
    <style:style style:name="P31" style:family="paragraph">
      <style:paragraph-properties fo:margin-top="0.409cm" fo:margin-bottom="0.409cm" fo:text-align="justify"/>
    </style:style>
    <style:style style:name="P32" style:family="paragraph">
      <style:paragraph-properties fo:margin-top="0.307cm" fo:margin-bottom="0.307cm" fo:text-align="justify"/>
    </style:style>
    <style:style style:name="P33" style:family="paragraph">
      <style:text-properties style:font-name="Century gothic1" fo:font-size="20pt" style:font-size-asian="20pt" style:font-size-complex="20pt"/>
    </style:style>
    <style:style style:name="P34" style:family="paragraph">
      <style:paragraph-properties fo:margin-top="0.512cm" fo:margin-bottom="0.512cm" fo:text-align="justify"/>
    </style:style>
    <style:style style:name="P35" style:family="paragraph">
      <style:paragraph-properties fo:margin-top="0.512cm" fo:margin-bottom="0.512cm" fo:text-align="justify"/>
      <style:text-properties style:font-name="Centruy Gothic1" fo:font-size="18pt" style:font-size-asian="18pt" style:font-size-complex="18pt"/>
    </style:style>
    <style:style style:name="P36" style:family="paragraph">
      <style:paragraph-properties fo:margin-top="1.023cm" fo:margin-bottom="1.023cm"/>
    </style:style>
    <style:style style:name="P37" style:family="paragraph">
      <style:paragraph-properties fo:margin-top="1.023cm" fo:margin-bottom="1.023cm"/>
      <style:text-properties style:font-name="Century gothics1" fo:font-size="18pt"/>
    </style:style>
    <style:style style:name="P38" style:family="paragraph">
      <style:paragraph-properties fo:text-align="center"/>
      <style:text-properties style:font-name="Century Gothics1" fo:font-size="28pt" style:font-size-asian="28pt" style:font-size-complex="28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Century Gothics1" fo:font-size="28pt" style:font-size-asian="28pt" style:font-size-complex="28pt"/>
    </style:style>
    <style:style style:name="T6" style:family="text">
      <style:text-properties style:font-name="Century gothics1" fo:font-size="20pt" style:font-size-asian="20pt" style:font-size-complex="20pt"/>
    </style:style>
    <style:style style:name="T7" style:family="text">
      <style:text-properties style:font-name="Century gothics1"/>
    </style:style>
    <style:style style:name="T8" style:family="text">
      <style:text-properties fo:color="#000000" style:font-name="Century Gothics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00" style:font-name="Century Gothics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font-name="Century Gothic4" fo:font-size="20pt" style:font-size-asian="20pt" style:font-size-complex="20pt"/>
    </style:style>
    <style:style style:name="T11" style:family="text">
      <style:text-properties style:font-name="Century Gothics1" fo:font-size="20pt" style:font-size-asian="20pt" style:font-size-complex="20pt"/>
    </style:style>
    <style:style style:name="T12" style:family="text">
      <style:text-properties style:font-name="Courier 10 Pitch2" fo:font-size="18pt" style:font-size-asian="18pt" style:font-size-complex="18pt"/>
    </style:style>
    <style:style style:name="T13" style:family="text">
      <style:text-properties style:font-name="Centruy Gothics1" fo:font-size="18pt" style:font-size-asian="18pt" style:font-size-complex="18pt"/>
    </style:style>
    <style:style style:name="T14" style:family="text">
      <style:text-properties style:font-name="Courier 10 Pitch2"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333333" style:font-name="Century Gothics1" fo:font-size="14pt" style:font-size-asian="14pt" style:font-size-complex="14pt"/>
    </style:style>
    <style:style style:name="T17" style:family="text">
      <style:text-properties fo:color="#ffffff" style:font-name="Century Gothics1"/>
    </style:style>
    <style:style style:name="T18" style:family="text">
      <style:text-properties fo:color="#ffffff" style:font-name="Century gothics1"/>
    </style:style>
    <style:style style:name="T19" style:family="text">
      <style:text-properties fo:color="#ffffff"/>
    </style:style>
    <style:style style:name="T20" style:family="text">
      <style:text-properties fo:color="#333333" fo:font-size="14pt" style:font-size-asian="14pt" style:font-size-complex="14pt"/>
    </style:style>
    <style:style style:name="T21" style:family="text">
      <style:text-properties style:font-name="Century gothics1" fo:font-size="28pt" style:font-size-asian="28pt" style:font-size-complex="28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entury Gothics1"/>
    </style:style>
    <style:style style:name="T24" style:family="text">
      <style:text-properties style:font-name="Century gothic1" fo:font-size="18pt" fo:font-style="normal" style:font-size-asian="18pt" style:font-style-asian="normal" style:font-size-complex="18pt" style:font-style-complex="normal"/>
    </style:style>
    <style:style style:name="T25" style:family="text">
      <style:text-properties style:font-name="Century Gothics1" fo:font-size="18pt" style:font-size-asian="18pt" style:font-size-complex="18pt"/>
    </style:style>
    <style:style style:name="T26" style:family="text">
      <style:text-properties style:font-name="Century gothic1" fo:font-size="20pt" style:font-size-asian="20pt" style:font-size-complex="20pt"/>
    </style:style>
    <style:style style:name="T27" style:family="text">
      <style:text-properties style:font-name="Century Gothic4"/>
    </style:style>
    <style:style style:name="T28" style:family="text">
      <style:text-properties style:font-name="Centruy Gothic1" fo:font-size="18pt" style:font-size-asian="18pt" style:font-size-complex="18pt"/>
    </style:style>
    <style:style style:name="T29" style:family="text">
      <style:text-properties fo:color="#000000" style:font-name="Century gothics1"/>
    </style:style>
    <style:style style:name="T30" style:family="text">
      <style:text-properties style:font-name="Century gothic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Merge Sort and Heap Sort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Karthik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2" draw:layer="layout" svg:width="18.202cm" svg:height="0.888cm" svg:x="0.2cm" svg:y="0.2cm" presentation:class="title" presentation:user-transformed="true">
          <draw:text-box>
            <text:p text:style-name="P1"><text:span text:style-name="T1">Contents</text:span></text:p>
          </draw:text-box>
        </draw:frame>
        <draw:frame draw:name="Content Placeholder 4" presentation:style-name="pr5" draw:text-style-name="P10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4"><text:span text:style-name="T3">Merge Sort </text:span></text:p>
                <text:list>
                  <text:list-item>
                    <text:p text:style-name="P5"><text:span text:style-name="T4">Divide and Conquer</text:span></text:p>
                  </text:list-item>
                  <text:list-item>
                    <text:p text:style-name="P5"><text:span text:style-name="T4">Algorithm</text:span></text:p>
                  </text:list-item>
                  <text:list-item>
                    <text:p text:style-name="P6"><text:span text:style-name="T4">Example</text:span></text:p>
                  </text:list-item>
                </text:list>
              </text:list-item>
              <text:list-item>
                <text:p text:style-name="P7"><text:span text:style-name="T3">Heap Sort</text:span></text:p>
                <text:list>
                  <text:list-item>
                    <text:p text:style-name="P8"><text:span text:style-name="T4">Type</text:span></text:p>
                  </text:list-item>
                  <text:list-item>
                    <text:p text:style-name="P8"><text:span text:style-name="T4">Representation</text:span></text:p>
                  </text:list-item>
                  <text:list-item>
                    <text:p text:style-name="P8"><text:span text:style-name="T4">Algorithm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Time Complexit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style-name="gr2" draw:text-style-name="P12" draw:layer="layout" svg:width="7.605cm" svg:height="1.403cm" svg:x="6.358cm" svg:y="5.014cm">
          <draw:text-box>
            <text:p text:style-name="P11"><text:span text:style-name="T5"><text:s/></text:span><text:span text:style-name="T5">MERGE SORT 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style-name="gr3" draw:text-style-name="P13" draw:layer="layout" svg:width="12cm" svg:height="1.081cm" svg:x="0.4cm" svg:y="0.2cm">
          <draw:text-box>
            <text:p><text:span text:style-name="T6">Merge Sort</text:span></text:p>
          </draw:text-box>
        </draw:frame>
        <draw:frame draw:style-name="gr4" draw:text-style-name="P16" draw:layer="layout" svg:width="18.144cm" svg:height="8.096cm" svg:x="0.856cm" svg:y="1.8cm">
          <draw:text-box>
            <text:list text:style-name="L1">
              <text:list-item>
                <text:p text:style-name="P14"><text:span text:style-name="T7">Divide the list into the smallest unit (1 element), compare each element with the adjacent list to sort and merge the two adjacent lists.</text:span></text:p>
              </text:list-item>
              <text:list-item>
                <text:p text:style-name="P15"><text:span text:style-name="T7">Divide and conquer</text:span></text:p>
              </text:list-item>
              <text:list-item>
                <text:p text:style-name="P15"><text:span text:style-name="T7">Not in place algorithm</text:span></text:p>
              </text:list-item>
              <text:list-item>
                <text:p text:style-name="P15"><text:span text:style-name="T7">Recursive Algorithm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style-name="gr4" draw:text-style-name="P18" draw:layer="layout" svg:width="19.52cm" svg:height="7.102cm" svg:x="0.4cm" svg:y="2.098cm">
          <draw:text-box>
            <text:list text:style-name="L4">
              <text:list-item>
                <text:p text:style-name="P17"><text:span text:style-name="T8">Divide</text:span><text:span text:style-name="T9"> the problem into sub-problems that are similar to the original but smaller in size.</text:span></text:p>
              </text:list-item>
              <text:list-item>
                <text:p text:style-name="P17"><text:span text:style-name="T8">Conquer</text:span><text:span text:style-name="T9"> the sub-problems by solving them recursively. <text:s/>If they are small enough, just solve them in a straightforward manner.</text:span></text:p>
              </text:list-item>
              <text:list-item>
                <text:p text:style-name="P17"><text:span text:style-name="T8">Combine</text:span><text:span text:style-name="T9"> the solutions to create a solution to the original problem.</text:span></text:p>
              </text:list-item>
            </text:list>
          </draw:text-box>
        </draw:frame>
        <draw:frame draw:style-name="gr4" draw:text-style-name="P19" draw:layer="layout" svg:width="13cm" svg:height="1.081cm" svg:x="0.229cm" svg:y="0.23cm">
          <draw:text-box>
            <text:p><text:span text:style-name="T10">Merge Sort - Recursive in structure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style-name="gr2" draw:text-style-name="P20" draw:layer="layout" svg:width="8.77cm" svg:height="1.081cm" svg:x="0.23cm" svg:y="0.2cm">
          <draw:text-box>
            <text:p><text:span text:style-name="T11">Merge Sort - Algorithm </text:span></text:p>
          </draw:text-box>
        </draw:frame>
        <draw:frame draw:style-name="gr5" draw:text-style-name="P23" draw:layer="layout" svg:width="18.6cm" svg:height="9.671cm" svg:x="0.86cm" svg:y="1.281cm">
          <draw:text-box>
            <text:p text:style-name="P9"><text:span text:style-name="T12">MergeSort(arr[], l, <text:s/>r)</text:span></text:p>
            <text:p text:style-name="P21"><text:span text:style-name="T13">If (r &gt; l)</text:span></text:p>
            <text:p text:style-name="P22"><text:span text:style-name="T13"><text:s text:c="5"/></text:span><text:span text:style-name="T13">1. Find the middle point to divide the array into two </text:span><text:span text:style-name="T13"><text:tab/></text:span><text:span text:style-name="T13"> <text:s text:c="2"/>halves: <text:s/></text:span></text:p>
            <text:p text:style-name="P22"><text:span text:style-name="T14"><text:s text:c="13"/></text:span><text:span text:style-name="T14">middle m = (l+r)/2</text:span></text:p>
            <text:p text:style-name="P22"><text:span text:style-name="T13"><text:s text:c="5"/></text:span><text:span text:style-name="T13">2. Call mergeSort for first half: <text:s text:c="2"/></text:span></text:p>
            <text:p text:style-name="P22"><text:span text:style-name="T13"><text:s text:c="13"/></text:span><text:span text:style-name="T13">Call </text:span><text:span text:style-name="T12">mergeSort(arr, l, m)</text:span></text:p>
            <text:p text:style-name="P22"><text:span text:style-name="T13"><text:s text:c="5"/></text:span><text:span text:style-name="T13">3. Call mergeSort for second half:</text:span></text:p>
            <text:p text:style-name="P22"><text:span text:style-name="T13"><text:s text:c="13"/></text:span><text:span text:style-name="T13">Call </text:span><text:span text:style-name="T12">mergeSort(arr, m+1, r)</text:span></text:p>
            <text:p text:style-name="P22"><text:span text:style-name="T13"><text:s text:c="5"/></text:span><text:span text:style-name="T13">4. Merge the two halves sorted in step 2 and 3:</text:span></text:p>
            <text:p text:style-name="P22"><text:span text:style-name="T13"><text:s text:c="13"/></text:span><text:span text:style-name="T13">Call </text:span><text:span text:style-name="T12">merge(arr, l, m, r)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7" draw:id="id7">
        <office:forms form:automatic-focus="false" form:apply-design-mode="false"/>
        <draw:frame draw:style-name="gr6" draw:text-style-name="P24" draw:layer="layout" svg:width="6.594cm" svg:height="1.047cm" svg:x="0.2cm" svg:y="0.2cm">
          <draw:text-box>
            <text:p><text:span text:style-name="T15">Merge Sort - Divide</text:span></text:p>
          </draw:text-box>
        </draw:frame>
        <draw:frame draw:style-name="standard" draw:layer="layout" svg:width="14.198cm" svg:height="1.846cm" svg:x="3cm" svg:y="1.893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6"><text:s text:c="3"/></text:span><text:span text:style-name="T16">0</text:span></text:p>
              </table:table-cell>
              <table:table-cell>
                <text:p><text:span text:style-name="T16"><text:s text:c="3"/></text:span><text:span text:style-name="T16">1</text:span></text:p>
              </table:table-cell>
              <table:table-cell>
                <text:p><text:span text:style-name="T16"><text:s text:c="3"/></text:span><text:span text:style-name="T16">2 <text:s/></text:span></text:p>
              </table:table-cell>
              <table:table-cell>
                <text:p><text:span text:style-name="T16"><text:s text:c="3"/></text:span><text:span text:style-name="T16">3</text:span></text:p>
              </table:table-cell>
              <table:table-cell>
                <text:p><text:span text:style-name="T16"><text:s text:c="3"/></text:span><text:span text:style-name="T16">4</text:span></text:p>
              </table:table-cell>
              <table:table-cell>
                <text:p><text:span text:style-name="T16"><text:s text:c="3"/></text:span><text:span text:style-name="T16">5</text:span></text:p>
              </table:table-cell>
              <table:table-cell>
                <text:p><text:span text:style-name="T16"><text:s text:c="3"/></text:span><text:span text:style-name="T16">6 </text:span></text:p>
              </table:table-cell>
              <table:table-cell>
                <text:p><text:span text:style-name="T16"><text:s text:c="3"/></text:span><text:span text:style-name="T16">7</text:span></text:p>
              </table:table-cell>
            </table:table-row>
            <table:table-row table:style-name="ro2" table:default-cell-style-name="ce2">
              <table:table-cell>
                <text:p><text:span text:style-name="T17"><text:s text:c="3"/></text:span><text:span text:style-name="T17">2 </text:span></text:p>
              </table:table-cell>
              <table:table-cell>
                <text:p><text:span text:style-name="T17"><text:s text:c="3"/></text:span><text:span text:style-name="T17">4</text:span></text:p>
              </table:table-cell>
              <table:table-cell>
                <text:p><text:span text:style-name="T17"><text:s text:c="3"/></text:span><text:span text:style-name="T17">1</text:span></text:p>
              </table:table-cell>
              <table:table-cell>
                <text:p><text:span text:style-name="T17"><text:s text:c="3"/></text:span><text:span text:style-name="T17">6</text:span></text:p>
              </table:table-cell>
              <table:table-cell>
                <text:p><text:span text:style-name="T17"><text:s text:c="3"/></text:span><text:span text:style-name="T17">8</text:span></text:p>
              </table:table-cell>
              <table:table-cell>
                <text:p><text:span text:style-name="T17"><text:s text:c="3"/></text:span><text:span text:style-name="T17">5</text:span></text:p>
              </table:table-cell>
              <table:table-cell>
                <text:p><text:span text:style-name="T17"><text:s text:c="3"/></text:span><text:span text:style-name="T17">3</text:span></text:p>
              </table:table-cell>
              <table:table-cell>
                <text:p><text:span text:style-name="T17"><text:s text:c="3"/></text:span><text:span text:style-name="T17">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.946cm" svg:height="0.962cm" svg:x="0.8cm" svg:y="2.8cm">
          <draw:text-box>
            <text:p>array</text:p>
          </draw:text-box>
        </draw:frame>
        <draw:frame draw:style-name="standard" draw:layer="layout" svg:width="6.644cm" svg:height="1.005cm" svg:x="10.717cm" svg:y="4.846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><text:span text:style-name="T17"><text:s text:c="2"/></text:span><text:span text:style-name="T17">8</text:span></text:p>
              </table:table-cell>
              <table:table-cell>
                <text:p><text:span text:style-name="T17"><text:s text:c="2"/></text:span><text:span text:style-name="T17">5</text:span></text:p>
              </table:table-cell>
              <table:table-cell>
                <text:p><text:span text:style-name="T17"><text:s text:c="2"/></text:span><text:span text:style-name="T17">3</text:span></text:p>
              </table:table-cell>
              <table:table-cell>
                <text:p><text:span text:style-name="T17"><text:s text:c="2"/></text:span><text:span text:style-name="T17">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644cm" svg:height="1.005cm" svg:x="3.116cm" svg:y="4.913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3">
              <table:table-cell>
                <text:p><text:span text:style-name="T18"><text:s text:c="2"/></text:span><text:span text:style-name="T18">2</text:span></text:p>
              </table:table-cell>
              <table:table-cell>
                <text:p><text:span text:style-name="T18"><text:s text:c="2"/></text:span><text:span text:style-name="T18">4</text:span></text:p>
              </table:table-cell>
              <table:table-cell>
                <text:p><text:span text:style-name="T18"><text:s text:c="3"/></text:span><text:span text:style-name="T18">1</text:span></text:p>
              </table:table-cell>
              <table:table-cell>
                <text:p><text:span text:style-name="T18"><text:s text:c="2"/></text:span><text:span text:style-name="T18">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935cm" svg:height="1.005cm" svg:x="3.051cm" svg:y="6.895cm">
          <table:table table:template-name="blue" table:use-first-row-styles="true" table:use-banding-rows-styles="true"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17"><text:s text:c="2"/></text:span><text:span text:style-name="T17">2</text:span></text:p>
              </table:table-cell>
              <table:table-cell>
                <text:p><text:span text:style-name="T17"><text:s text:c="2"/></text:span><text:span text:style-name="T17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965cm" svg:height="1.005cm" svg:x="6.835cm" svg:y="6.875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2" table:default-cell-style-name="ce2">
              <table:table-cell>
                <text:p><text:span text:style-name="T17"><text:s text:c="2"/></text:span><text:span text:style-name="T17">1</text:span></text:p>
              </table:table-cell>
              <table:table-cell>
                <text:p><text:span text:style-name="T17"><text:s text:c="2"/></text:span><text:span text:style-name="T17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965cm" svg:height="1.005cm" svg:x="10.919cm" svg:y="6.935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2" table:default-cell-style-name="ce2">
              <table:table-cell>
                <text:p><text:span text:style-name="T17"><text:s text:c="2"/></text:span><text:span text:style-name="T17">8</text:span></text:p>
              </table:table-cell>
              <table:table-cell>
                <text:p><text:span text:style-name="T17"><text:s text:c="2"/></text:span><text:span text:style-name="T17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965cm" svg:height="1.005cm" svg:x="14.476cm" svg:y="6.904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3" table:default-cell-style-name="ce4">
              <table:table-cell>
                <text:p><text:span text:style-name="T17"><text:s text:c="2"/></text:span><text:span text:style-name="T17">3</text:span></text:p>
              </table:table-cell>
              <table:table-cell>
                <text:p><text:span text:style-name="T17"><text:s text:c="2"/></text:span><text:span text:style-name="T17">7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294cm" svg:height="0.971cm" svg:x="3.037cm" svg:y="8.785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4">
                <text:p><text:s text:c="2"/><text:span text:style-name="T19">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.294cm" svg:height="0.971cm" svg:x="4.818cm" svg:y="8.774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5">
                <text:p><text:span text:style-name="T19"><text:s text:c="2"/></text:span><text:span text:style-name="T19">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294cm" svg:height="0.971cm" svg:x="6.875cm" svg:y="8.708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5">
                <text:p><text:span text:style-name="T19"><text:s/></text:span><text:span text:style-name="T19">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295cm" svg:height="0.971cm" svg:x="8.505cm" svg:y="8.723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 text:c="2"/></text:span><text:span text:style-name="T19">6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295cm" svg:height="0.971cm" svg:x="10.783cm" svg:y="8.751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 text:c="2"/></text:span><text:span text:style-name="T19">8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294cm" svg:height="0.971cm" svg:x="12.57cm" svg:y="8.684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4">
                <text:p><text:span text:style-name="T19"><text:s text:c="2"/></text:span><text:span text:style-name="T19">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295cm" svg:height="0.971cm" svg:x="14.657cm" svg:y="8.688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 text:c="2"/></text:span><text:span text:style-name="T19">3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295cm" svg:height="0.971cm" svg:x="16.391cm" svg:y="8.711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 text:c="2"/></text:span><text:span text:style-name="T19">7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7" draw:text-style-name="P11" draw:layer="layout" svg:x1="6.8cm" svg:y1="3.68cm" svg:x2="6cm" svg:y2="4.913cm">
          <text:p/>
        </draw:line>
        <draw:line draw:style-name="gr7" draw:text-style-name="P11" draw:layer="layout" svg:x1="13.135cm" svg:y1="3.68cm" svg:x2="13.935cm" svg:y2="4.846cm">
          <text:p/>
        </draw:line>
        <draw:line draw:style-name="gr7" draw:text-style-name="P25" draw:layer="layout" svg:x1="5.452cm" svg:y1="5.884cm" svg:x2="5cm" svg:y2="6.895cm">
          <text:p/>
        </draw:line>
        <draw:line draw:style-name="gr7" draw:text-style-name="P25" draw:layer="layout" svg:x1="7.4cm" svg:y1="5.884cm" svg:x2="7.8cm" svg:y2="6.875cm">
          <text:p/>
        </draw:line>
        <draw:line draw:style-name="gr7" draw:text-style-name="P25" draw:layer="layout" svg:x1="13cm" svg:y1="5.817cm" svg:x2="12.6cm" svg:y2="6.935cm">
          <text:p/>
        </draw:line>
        <draw:line draw:style-name="gr7" draw:text-style-name="P25" draw:layer="layout" svg:x1="14.8cm" svg:y1="5.817cm" svg:x2="15.4cm" svg:y2="6.904cm">
          <text:p/>
        </draw:line>
        <draw:line draw:style-name="gr7" draw:text-style-name="P25" draw:layer="layout" svg:x1="3.8cm" svg:y1="7.866cm" svg:x2="3.4cm" svg:y2="8.785cm">
          <text:p/>
        </draw:line>
        <draw:line draw:style-name="gr7" draw:text-style-name="P25" draw:layer="layout" svg:x1="5.2cm" svg:y1="7.866cm" svg:x2="5.6cm" svg:y2="8.774cm">
          <text:p/>
        </draw:line>
        <draw:line draw:style-name="gr7" draw:text-style-name="P25" draw:layer="layout" svg:x1="7.4cm" svg:y1="7.846cm" svg:x2="7.4cm" svg:y2="8.754cm">
          <text:p/>
        </draw:line>
        <draw:line draw:style-name="gr7" draw:text-style-name="P25" draw:layer="layout" svg:x1="9.2cm" svg:y1="7.846cm" svg:x2="9.2cm" svg:y2="8.723cm">
          <text:p/>
        </draw:line>
        <draw:line draw:style-name="gr7" draw:text-style-name="P25" draw:layer="layout" svg:x1="11.6cm" svg:y1="7.906cm" svg:x2="11.6cm" svg:y2="8.751cm">
          <text:p/>
        </draw:line>
        <draw:line draw:style-name="gr7" draw:text-style-name="P25" draw:layer="layout" svg:x1="13.2cm" svg:y1="7.906cm" svg:x2="13.2cm" svg:y2="8.723cm">
          <text:p/>
        </draw:line>
        <draw:line draw:style-name="gr7" draw:text-style-name="P25" draw:layer="layout" svg:x1="15.4cm" svg:y1="7.875cm" svg:x2="15cm" svg:y2="8.8cm">
          <text:p/>
        </draw:line>
        <draw:line draw:style-name="gr7" draw:text-style-name="P25" draw:layer="layout" svg:x1="16.6cm" svg:y1="7.875cm" svg:x2="17cm" svg:y2="8.711cm">
          <text:p/>
        </draw:line>
        <draw:frame draw:style-name="gr2" draw:layer="layout" svg:width="2.013cm" svg:height="0.962cm" svg:x="0.8cm" svg:y="1.8cm">
          <draw:text-box>
            <text:p>index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8" draw:id="id8">
        <office:forms form:automatic-focus="false" form:apply-design-mode="false"/>
        <draw:frame draw:style-name="gr2" draw:text-style-name="P24" draw:layer="layout" svg:width="6.632cm" svg:height="1.047cm" svg:x="0.2cm" svg:y="0.2cm">
          <draw:text-box>
            <text:p><text:span text:style-name="T15">Merge Sort - Merge</text:span></text:p>
          </draw:text-box>
        </draw:frame>
        <draw:frame draw:style-name="standard" draw:layer="layout" svg:width="14.198cm" svg:height="1.787cm" svg:x="3.182cm" svg:y="8.424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2"/>
            <table:table-column table:style-name="co13"/>
            <table:table-column table:style-name="co1"/>
            <table:table-column table:style-name="co2"/>
            <table:table-column table:style-name="co3"/>
            <table:table-row table:style-name="ro5" table:default-cell-style-name="ce6">
              <table:table-cell>
                <text:p><text:span text:style-name="T20"><text:s text:c="3"/></text:span><text:span text:style-name="T20">0</text:span></text:p>
              </table:table-cell>
              <table:table-cell>
                <text:p><text:span text:style-name="T20"><text:s text:c="3"/></text:span><text:span text:style-name="T20">1</text:span></text:p>
              </table:table-cell>
              <table:table-cell>
                <text:p><text:span text:style-name="T20"><text:s text:c="3"/></text:span><text:span text:style-name="T20">2 <text:s/></text:span></text:p>
              </table:table-cell>
              <table:table-cell>
                <text:p><text:span text:style-name="T20"><text:s text:c="3"/></text:span><text:span text:style-name="T20">3</text:span></text:p>
              </table:table-cell>
              <table:table-cell>
                <text:p><text:span text:style-name="T20"><text:s text:c="3"/></text:span><text:span text:style-name="T20">4</text:span></text:p>
              </table:table-cell>
              <table:table-cell>
                <text:p><text:span text:style-name="T20"><text:s text:c="3"/></text:span><text:span text:style-name="T20">5</text:span></text:p>
              </table:table-cell>
              <table:table-cell>
                <text:p><text:span text:style-name="T20"><text:s text:c="3"/></text:span><text:span text:style-name="T20">6 </text:span></text:p>
              </table:table-cell>
              <table:table-cell>
                <text:p><text:span text:style-name="T20"><text:s text:c="3"/></text:span><text:span text:style-name="T20">7</text:span></text:p>
              </table:table-cell>
            </table:table-row>
            <table:table-row table:style-name="ro4" table:default-cell-style-name="ce4">
              <table:table-cell>
                <text:p><text:span text:style-name="T19"><text:s text:c="3"/></text:span><text:span text:style-name="T19">1</text:span></text:p>
              </table:table-cell>
              <table:table-cell>
                <text:p><text:span text:style-name="T19"><text:s text:c="3"/></text:span><text:span text:style-name="T19">2</text:span></text:p>
              </table:table-cell>
              <table:table-cell>
                <text:p><text:span text:style-name="T19"><text:s text:c="3"/></text:span><text:span text:style-name="T19">3</text:span></text:p>
              </table:table-cell>
              <table:table-cell>
                <text:p><text:span text:style-name="T19"><text:s text:c="3"/></text:span><text:span text:style-name="T19">4</text:span></text:p>
              </table:table-cell>
              <table:table-cell>
                <text:p><text:span text:style-name="T19"><text:s text:c="3"/></text:span><text:span text:style-name="T19">5</text:span></text:p>
              </table:table-cell>
              <table:table-cell>
                <text:p><text:span text:style-name="T19"><text:s text:c="3"/></text:span><text:span text:style-name="T19">6</text:span></text:p>
              </table:table-cell>
              <table:table-cell>
                <text:p><text:span text:style-name="T19"><text:s text:c="3"/></text:span><text:span text:style-name="T19">7</text:span></text:p>
              </table:table-cell>
              <table:table-cell>
                <text:p><text:span text:style-name="T19"><text:s text:c="3"/></text:span><text:span text:style-name="T19">8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644cm" svg:height="1.042cm" svg:x="10.756cm" svg:y="5.958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7">
              <table:table-cell>
                <text:p><text:span text:style-name="T19"><text:s text:c="2"/></text:span><text:span text:style-name="T19">3</text:span></text:p>
              </table:table-cell>
              <table:table-cell>
                <text:p><text:span text:style-name="T19"><text:s text:c="2"/></text:span><text:span text:style-name="T19">5</text:span></text:p>
              </table:table-cell>
              <table:table-cell>
                <text:p><text:span text:style-name="T19"><text:s text:c="2"/></text:span><text:span text:style-name="T19">7</text:span></text:p>
              </table:table-cell>
              <table:table-cell>
                <text:p><text:span text:style-name="T19"><text:s text:c="2"/></text:span><text:span text:style-name="T19">8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644cm" svg:height="1.005cm" svg:x="3.155cm" svg:y="6.025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><text:span text:style-name="T17"><text:s text:c="2"/></text:span><text:span text:style-name="T17">1</text:span></text:p>
              </table:table-cell>
              <table:table-cell>
                <text:p><text:span text:style-name="T17"><text:s text:c="2"/></text:span><text:span text:style-name="T17">2 </text:span></text:p>
              </table:table-cell>
              <table:table-cell>
                <text:p><text:span text:style-name="T17"><text:s/></text:span><text:span text:style-name="T17">4</text:span></text:p>
              </table:table-cell>
              <table:table-cell>
                <text:p><text:span text:style-name="T17"><text:s text:c="2"/></text:span><text:span text:style-name="T17">6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2.935cm" svg:height="1.005cm" svg:x="3cm" svg:y="4.02cm">
          <table:table table:template-name="blue" table:use-first-row-styles="true" table:use-banding-rows-styles="true">
            <table:table-column table:style-name="co6"/>
            <table:table-column table:style-name="co7"/>
            <table:table-row table:style-name="ro7" table:default-cell-style-name="ce7">
              <table:table-cell>
                <text:p><text:span text:style-name="T17"><text:s text:c="2"/></text:span><text:span text:style-name="T17">2</text:span></text:p>
              </table:table-cell>
              <table:table-cell>
                <text:p><text:span text:style-name="T17"><text:s text:c="2"/></text:span><text:span text:style-name="T17">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2.965cm" svg:height="1.005cm" svg:x="6.784cm" svg:y="4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4" table:default-cell-style-name="ce7">
              <table:table-cell>
                <text:p><text:span text:style-name="T17"><text:s text:c="2"/></text:span><text:span text:style-name="T17">1</text:span></text:p>
              </table:table-cell>
              <table:table-cell>
                <text:p><text:span text:style-name="T17"><text:s text:c="2"/></text:span><text:span text:style-name="T17">6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.965cm" svg:height="1.005cm" svg:x="10.868cm" svg:y="4.06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2" table:default-cell-style-name="ce7">
              <table:table-cell>
                <text:p><text:span text:style-name="T17"><text:s text:c="2"/></text:span><text:span text:style-name="T17">5</text:span></text:p>
              </table:table-cell>
              <table:table-cell>
                <text:p><text:span text:style-name="T17"><text:s text:c="2"/></text:span><text:span text:style-name="T17">8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.965cm" svg:height="0.971cm" svg:x="14.425cm" svg:y="4.029cm">
          <table:table table:template-name="blue" table:use-first-row-styles="true" table:use-banding-rows-styles="true">
            <table:table-column table:style-name="co8"/>
            <table:table-column table:style-name="co9"/>
            <table:table-row table:style-name="ro4" table:default-cell-style-name="ce7">
              <table:table-cell>
                <text:p><text:span text:style-name="T19"><text:s text:c="2"/></text:span><text:span text:style-name="T19">3</text:span></text:p>
              </table:table-cell>
              <table:table-cell>
                <text:p><text:span text:style-name="T19"><text:s text:c="2"/></text:span><text:span text:style-name="T19">7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.294cm" svg:height="0.971cm" svg:x="3cm" svg:y="2.229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 text:c="2"/><text:span text:style-name="T19">2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294cm" svg:height="0.971cm" svg:x="4.781cm" svg:y="2.218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/><text:span text:style-name="T19">4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294cm" svg:height="0.971cm" svg:x="6.838cm" svg:y="2.152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 text:c="2"/><text:span text:style-name="T19">1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294cm" svg:height="0.971cm" svg:x="8.468cm" svg:y="2.167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 text:c="2"/><text:span text:style-name="T19">6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294cm" svg:height="0.971cm" svg:x="10.746cm" svg:y="2.195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/><text:span text:style-name="T19"><text:s/></text:span><text:span text:style-name="T19">8 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295cm" svg:height="0.971cm" svg:x="12.769cm" svg:y="2.167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/></text:span><text:span text:style-name="T19">5 <text:s/>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295cm" svg:height="0.971cm" svg:x="14.62cm" svg:y="2.132cm">
          <table:table table:template-name="blue" table:use-first-row-styles="true" table:use-banding-rows-styles="true">
            <table:table-column table:style-name="co11"/>
            <table:table-row table:style-name="ro4">
              <table:table-cell table:style-name="ce4">
                <text:p><text:span text:style-name="T19"><text:s/></text:span><text:span text:style-name="T19">3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294cm" svg:height="0.971cm" svg:x="16.354cm" svg:y="2.155cm">
          <table:table table:template-name="blue" table:use-first-row-styles="true" table:use-banding-rows-styles="true">
            <table:table-column table:style-name="co10"/>
            <table:table-row table:style-name="ro4">
              <table:table-cell table:style-name="ce7">
                <text:p><text:s/><text:span text:style-name="T19"><text:s/></text:span><text:span text:style-name="T19">7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7" draw:text-style-name="P11" draw:layer="layout" svg:x1="3.8cm" svg:y1="3.2cm" svg:x2="4.2cm" svg:y2="4.02cm">
          <text:p/>
        </draw:line>
        <draw:line draw:style-name="gr7" draw:text-style-name="P11" draw:layer="layout" svg:x1="5.2cm" svg:y1="3.189cm" svg:x2="4.8cm" svg:y2="4.02cm">
          <text:p/>
        </draw:line>
        <draw:line draw:style-name="gr7" draw:text-style-name="P11" draw:layer="layout" svg:x1="7.6cm" svg:y1="3.123cm" svg:x2="8cm" svg:y2="4cm">
          <text:p/>
        </draw:line>
        <draw:line draw:style-name="gr7" draw:text-style-name="P11" draw:layer="layout" svg:x1="9cm" svg:y1="3.138cm" svg:x2="8.6cm" svg:y2="4cm">
          <text:p/>
        </draw:line>
        <draw:line draw:style-name="gr7" draw:text-style-name="P11" draw:layer="layout" svg:x1="11.4cm" svg:y1="3.166cm" svg:x2="11.8cm" svg:y2="4.06cm">
          <text:p/>
        </draw:line>
        <draw:line draw:style-name="gr7" draw:text-style-name="P11" draw:layer="layout" svg:x1="13.4cm" svg:y1="3.138cm" svg:x2="13cm" svg:y2="4.06cm">
          <text:p/>
        </draw:line>
        <draw:line draw:style-name="gr7" draw:text-style-name="P11" draw:layer="layout" svg:x1="15cm" svg:y1="3.103cm" svg:x2="15.4cm" svg:y2="4.029cm">
          <text:p/>
        </draw:line>
        <draw:line draw:style-name="gr7" draw:text-style-name="P11" draw:layer="layout" svg:x1="17cm" svg:y1="3.126cm" svg:x2="16.4cm" svg:y2="4.029cm">
          <text:p/>
        </draw:line>
        <draw:line draw:style-name="gr7" draw:text-style-name="P11" draw:layer="layout" svg:x1="4.6cm" svg:y1="4.991cm" svg:x2="5.4cm" svg:y2="6.025cm">
          <text:p/>
        </draw:line>
        <draw:line draw:style-name="gr7" draw:text-style-name="P11" draw:layer="layout" svg:x1="8.4cm" svg:y1="4.971cm" svg:x2="7.8cm" svg:y2="6.025cm">
          <text:p/>
        </draw:line>
        <draw:line draw:style-name="gr7" draw:text-style-name="P11" draw:layer="layout" svg:x1="12.2cm" svg:y1="5.031cm" svg:x2="12.8cm" svg:y2="5.958cm">
          <text:p/>
        </draw:line>
        <draw:line draw:style-name="gr7" draw:text-style-name="P11" draw:layer="layout" svg:x1="15.8cm" svg:y1="5cm" svg:x2="15.4cm" svg:y2="5.958cm">
          <text:p/>
        </draw:line>
        <draw:line draw:style-name="gr7" draw:text-style-name="P11" draw:layer="layout" svg:x1="6.2cm" svg:y1="6.996cm" svg:x2="7.6cm" svg:y2="8.424cm">
          <text:p/>
        </draw:line>
        <draw:line draw:style-name="gr7" draw:text-style-name="P11" draw:layer="layout" svg:x1="13.8cm" svg:y1="7cm" svg:x2="12.4cm" svg:y2="8.424cm">
          <text:p/>
        </draw:lin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style-name="gr2" draw:text-style-name="P27" draw:layer="layout" svg:width="11.12cm" svg:height="1.403cm" svg:x="4.6cm" svg:y="3.8cm">
          <draw:text-box>
            <text:p><text:span text:style-name="T21">“ </text:span><text:span text:style-name="T21">You might Like this”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10" draw:id="id10">
        <office:forms form:automatic-focus="false" form:apply-design-mode="false"/>
        <draw:frame draw:style-name="gr2" draw:layer="layout" svg:width="7.263cm" svg:height="0.962cm" svg:x="0.6cm" svg:y="0.2cm">
          <draw:text-box>
            <text:p>Merge Sort - Application</text:p>
          </draw:text-box>
        </draw:frame>
        <draw:frame draw:style-name="gr2" draw:layer="layout" svg:width="15.69cm" svg:height="4.634cm" svg:x="0.8cm" svg:y="1.8cm">
          <draw:text-box>
            <text:list text:style-name="L1">
              <text:list-item>
                <text:p text:style-name="P15">The e-commerce application: <text:span text:style-name="T22">“You might like this”</text:span></text:p>
              </text:list-item>
              <text:list-item>
                <text:p text:style-name="P15">External Sorting: Sorting of 2 sorted list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xml:id="id11" draw:id="id11">
        <office:forms form:automatic-focus="false" form:apply-design-mode="false"/>
        <draw:frame draw:style-name="gr2" draw:text-style-name="P27" draw:layer="layout" svg:width="6.065cm" svg:height="1.403cm" svg:x="7.128cm" svg:y="4.4cm">
          <draw:text-box>
            <text:p><text:span text:style-name="T21">HEAP SORT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xml:id="id12" draw:id="id12">
        <office:forms form:automatic-focus="false" form:apply-design-mode="false"/>
        <draw:frame draw:style-name="gr2" draw:text-style-name="P13" draw:layer="layout" svg:width="4.249cm" svg:height="1.081cm" svg:x="0.6cm" svg:y="0.2cm">
          <draw:text-box>
            <text:p><text:span text:style-name="T6">Heap Sort </text:span></text:p>
          </draw:text-box>
        </draw:frame>
        <draw:frame draw:style-name="gr4" draw:text-style-name="P28" draw:layer="layout" svg:width="18.8cm" svg:height="9.266cm" svg:x="0.4cm" svg:y="1.334cm">
          <draw:text-box>
            <text:list text:style-name="L1">
              <text:list-item>
                <text:p text:style-name="P21"><text:span text:style-name="T7">Heap sort is a comparison based sorting technique based on Binary Heap data structure.</text:span></text:p>
              </text:list-item>
              <text:list-item>
                <text:p text:style-name="P21"><text:span text:style-name="T7">A Binary Heap is a Complete Binary Tree where items are stored in a special order such that value in a parent node is greater(or smaller) than the values in its two children nodes.</text:span></text:p>
              </text:list-item>
              <text:list-item>
                <text:p text:style-name="P21"><text:span text:style-name="T7">Max heap - Data in each node is greater than (or equal to) the data in that node's children.</text:span></text:p>
              </text:list-item>
              <text:list-item>
                <text:p text:style-name="P21"><text:span text:style-name="T7">Min heap - Data in each node is less than (or equal to) the data in that node's children.</text:span></text:p>
              </text:list-item>
              <text:list-item>
                <text:p text:style-name="P21"><text:span text:style-name="T7">The parent node is compared with the children node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xml:id="id13" draw:id="id13">
        <office:forms form:automatic-focus="false" form:apply-design-mode="false"/>
        <draw:frame draw:style-name="gr8" draw:text-style-name="P20" draw:layer="layout" svg:width="17.893cm" svg:height="1.081cm" svg:x="0.2cm" svg:y="0.238cm">
          <draw:text-box>
            <text:p><text:span text:style-name="T11">Heap Sort : Complete Binary tree representation </text:span></text:p>
          </draw:text-box>
        </draw:frame>
        <draw:custom-shape draw:style-name="gr9" draw:text-style-name="P29" xml:id="id15" draw:id="id15" draw:layer="layout" svg:width="1.144cm" svg:height="1.2cm" svg:x="12.743cm" svg:y="3.4cm">
          <text:p text:style-name="P11"><text:span text:style-name="T19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9" xml:id="id17" draw:id="id17" draw:layer="layout" svg:width="1.145cm" svg:height="1.2cm" svg:x="10.781cm" svg:y="5.115cm">
          <text:p text:style-name="P11"><text:span text:style-name="T19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19" draw:id="id19" draw:layer="layout" svg:width="1.144cm" svg:height="1.2cm" svg:x="14.542cm" svg:y="5.115cm">
          <text:p text:style-name="P11"><text:span text:style-name="T1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21" draw:id="id21" draw:layer="layout" svg:width="1.144cm" svg:height="1.2cm" svg:x="9.637cm" svg:y="7cm">
          <text:p text:style-name="P11"><text:span text:style-name="T1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23" draw:id="id23" draw:layer="layout" svg:width="1.144cm" svg:height="1.2cm" svg:x="11.763cm" svg:y="7cm">
          <text:p text:style-name="P11"><text:span text:style-name="T19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25" draw:id="id25" draw:layer="layout" svg:width="1.145cm" svg:height="1.2cm" svg:x="13.56cm" svg:y="7cm">
          <text:p text:style-name="P11"><text:span text:style-name="T1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9" xml:id="id27" draw:id="id27" draw:layer="layout" svg:width="1.144cm" svg:height="1.2cm" svg:x="15.656cm" svg:y="7cm">
          <text:p text:style-name="P11"><text:span text:style-name="T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1" xml:id="id16" draw:id="id16" draw:layer="layout" svg:width="1.143cm" svg:height="0.856cm" svg:x="11.762cm" svg:y="4.429cm" svg:viewBox="0 0 1144 857" draw:points="1144,0 0,857">
          <text:p/>
        </draw:polyline>
        <draw:polyline draw:style-name="gr7" draw:text-style-name="P11" xml:id="id18" draw:id="id18" draw:layer="layout" svg:width="0.98cm" svg:height="1.028cm" svg:x="13.724cm" svg:y="4.429cm" svg:viewBox="0 0 981 1029" draw:points="0,0 981,1029">
          <text:p/>
        </draw:polyline>
        <draw:polyline draw:style-name="gr7" draw:text-style-name="P11" xml:id="id20" draw:id="id20" draw:layer="layout" svg:width="0.653cm" svg:height="0.856cm" svg:x="10.454cm" svg:y="6.314cm" svg:viewBox="0 0 654 857" draw:points="654,0 0,857">
          <text:p/>
        </draw:polyline>
        <draw:polyline draw:style-name="gr7" draw:text-style-name="P11" xml:id="id22" draw:id="id22" draw:layer="layout" svg:width="0.489cm" svg:height="0.856cm" svg:x="11.435cm" svg:y="6.314cm" svg:viewBox="0 0 490 857" draw:points="0,0 490,857">
          <text:p/>
        </draw:polyline>
        <draw:polyline draw:style-name="gr7" draw:text-style-name="P11" xml:id="id24" draw:id="id24" draw:layer="layout" svg:width="0.489cm" svg:height="0.856cm" svg:x="14.378cm" svg:y="6.314cm" svg:viewBox="0 0 490 857" draw:points="490,0 0,857">
          <text:p/>
        </draw:polyline>
        <draw:polyline draw:style-name="gr7" draw:text-style-name="P11" xml:id="id26" draw:id="id26" draw:layer="layout" svg:width="0.653cm" svg:height="0.856cm" svg:x="15.359cm" svg:y="6.314cm" svg:viewBox="0 0 654 857" draw:points="0,0 654,857">
          <text:p/>
        </draw:polyline>
        <draw:frame draw:style-name="standard" xml:id="id14" draw:id="id14" draw:layer="layout" svg:width="9.607cm" svg:height="0.971cm" svg:x="7.897cm" svg:y="1.743cm">
          <table:table table:template-name="blue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5"/>
            <table:table-column table:style-name="co17"/>
            <table:table-column table:style-name="co18"/>
            <table:table-column table:style-name="co19"/>
            <table:table-row table:style-name="ro4" table:default-cell-style-name="ce4">
              <table:table-cell>
                <text:p><text:span text:style-name="T19"><text:s text:c="2"/></text:span><text:span text:style-name="T19">8</text:span></text:p>
              </table:table-cell>
              <table:table-cell>
                <text:p><text:span text:style-name="T19">10</text:span></text:p>
              </table:table-cell>
              <table:table-cell>
                <text:p><text:span text:style-name="T19"><text:s text:c="2"/></text:span><text:span text:style-name="T19">6</text:span></text:p>
              </table:table-cell>
              <table:table-cell>
                <text:p><text:span text:style-name="T19"><text:s/></text:span><text:span text:style-name="T19">4</text:span></text:p>
              </table:table-cell>
              <table:table-cell>
                <text:p><text:span text:style-name="T19">16</text:span></text:p>
              </table:table-cell>
              <table:table-cell>
                <text:p><text:span text:style-name="T19">7</text:span></text:p>
              </table:table-cell>
              <table:table-cell>
                <text:p><text:span text:style-name="T19"><text:s text:c="2"/></text:span><text:span text:style-name="T19">3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2" draw:layer="layout" svg:width="5.692cm" svg:height="0.996cm" svg:x="0.908cm" svg:y="1.804cm">
          <draw:text-box draw:corner-radius="0.286cm">
            <text:p><text:span text:style-name="T23">Unsorted Array </text:span>:</text:p>
          </draw:text-box>
        </draw:frame>
        <draw:frame draw:style-name="gr2" draw:text-style-name="P30" draw:layer="layout" svg:width="7.288cm" svg:height="1.741cm" svg:x="0.712cm" svg:y="4.8cm">
          <draw:text-box>
            <text:p><text:span text:style-name="T23">Complete Binary tree</text:span></text:p>
            <text:p><text:span text:style-name="T23"><text:s/></text:span><text:span text:style-name="T23">Representation:</text:span></text:p>
          </draw:text-box>
        </draw:frame>
        <draw:frame draw:style-name="standard" xml:id="id28" draw:id="id28" draw:layer="layout" svg:width="9.976cm" svg:height="0.973cm" svg:x="7.681cm" svg:y="9.155cm">
          <table:table table:template-name="blue" table:use-first-row-styles="true" table:use-banding-rows-styles="true">
            <table:table-column table:style-name="co20"/>
            <table:table-column table:style-name="co16"/>
            <table:table-column table:style-name="co21"/>
            <table:table-column table:style-name="co22"/>
            <table:table-column table:style-name="co15"/>
            <table:table-column table:style-name="co23"/>
            <table:table-column table:style-name="co24"/>
            <table:table-row table:style-name="ro8" table:default-cell-style-name="ce4">
              <table:table-cell>
                <text:p><text:span text:style-name="T19"><text:s text:c="2"/></text:span><text:span text:style-name="T19">3</text:span></text:p>
              </table:table-cell>
              <table:table-cell>
                <text:p><text:span text:style-name="T19"><text:s text:c="2"/></text:span><text:span text:style-name="T19">4</text:span></text:p>
              </table:table-cell>
              <table:table-cell>
                <text:p><text:span text:style-name="T19"><text:s text:c="2"/></text:span><text:span text:style-name="T19">6</text:span></text:p>
              </table:table-cell>
              <table:table-cell>
                <text:p><text:span text:style-name="T19"><text:s text:c="2"/></text:span><text:span text:style-name="T19">7</text:span></text:p>
              </table:table-cell>
              <table:table-cell>
                <text:p><text:span text:style-name="T19"><text:s text:c="2"/></text:span><text:span text:style-name="T19">8</text:span></text:p>
              </table:table-cell>
              <table:table-cell>
                <text:p><text:span text:style-name="T19"><text:s/></text:span><text:span text:style-name="T19">10</text:span></text:p>
              </table:table-cell>
              <table:table-cell>
                <text:p><text:span text:style-name="T19"><text:s/></text:span><text:span text:style-name="T19">16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2" draw:layer="layout" svg:width="4.896cm" svg:height="0.996cm" svg:x="1.2cm" svg:y="9cm">
          <draw:text-box>
            <text:p><text:span text:style-name="T23">Sorted Array </text:span>: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xml:id="id29" draw:id="id29">
        <office:forms form:automatic-focus="false" form:apply-design-mode="false"/>
        <draw:frame draw:style-name="gr2" draw:text-style-name="P24" draw:layer="layout" svg:width="7.254cm" svg:height="1.047cm" svg:x="0.4cm" svg:y="0.2cm">
          <draw:text-box>
            <text:p><text:span text:style-name="T15">Heap Sort - Algorithm</text:span></text:p>
          </draw:text-box>
        </draw:frame>
        <draw:frame draw:style-name="gr11" draw:text-style-name="P22" draw:layer="layout" svg:width="18.408cm" svg:height="7.949cm" svg:x="0.792cm" svg:y="1.8cm">
          <draw:text-box>
            <text:p text:style-name="P31"><text:span text:style-name="T12">heapify(arr, n, i)</text:span></text:p>
            <text:p text:style-name="P32"><text:span text:style-name="T13"><text:tab/></text:span><text:span text:style-name="T13">1. Find the last parent position <text:s/></text:span></text:p>
            <text:p text:style-name="P32"><text:span text:style-name="T14"><text:tab/></text:span><text:span text:style-name="T14"><text:tab/></text:span><text:span text:style-name="T14">i = (n/2) – 1</text:span></text:p>
            <text:p text:style-name="P32"><text:span text:style-name="T14"><text:tab/></text:span><text:span text:style-name="T14"><text:tab/></text:span><text:span text:style-name="T24">Call </text:span><text:span text:style-name="T14">heapify(arr, n, i)</text:span><text:span text:style-name="T24"> </text:span></text:p>
            <text:p text:style-name="P32"><text:span text:style-name="T14"><text:tab/></text:span><text:span text:style-name="T13">2. <text:s/>If the root is largest of all the children, Swap root </text:span><text:span text:style-name="T13"><text:tab/></text:span><text:span text:style-name="T13"><text:tab/></text:span><text:span text:style-name="T13">with the last child of last parent and decrement </text:span><text:span text:style-name="T13"><text:tab/></text:span><text:span text:style-name="T13"><text:tab/></text:span><text:span text:style-name="T13">the value n.</text:span></text:p>
            <text:p text:style-name="P32"><text:span text:style-name="T12"><text:tab/></text:span><text:span text:style-name="T25">3</text:span><text:span text:style-name="T12">. </text:span><text:span text:style-name="T12"><text:tab/></text:span><text:span text:style-name="T25">Repeat the process until the array is sorted.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xml:id="id30" draw:id="id30">
        <office:forms form:automatic-focus="false" form:apply-design-mode="false"/>
        <draw:frame draw:style-name="gr2" draw:text-style-name="P33" draw:layer="layout" svg:width="7.83cm" svg:height="1.081cm" svg:x="0.4cm" svg:y="0.2cm">
          <draw:text-box>
            <text:p><text:span text:style-name="T26">Heap Sort - Insertion</text:span></text:p>
          </draw:text-box>
        </draw:frame>
        <draw:frame draw:style-name="gr4" draw:text-style-name="P34" draw:layer="layout" svg:width="19.2cm" svg:height="7.514cm" svg:x="0.56cm" svg:y="1.686cm">
          <draw:text-box>
            <text:p text:style-name="P34"><text:span text:style-name="T27">Step 1 − Create a new node at the end of heap.</text:span></text:p>
            <text:p text:style-name="P34"><text:span text:style-name="T27">Step 2 − Assign new value to the node.</text:span></text:p>
            <text:p text:style-name="P34"><text:span text:style-name="T27">Step 3 − Compare the value of this child node with its </text:span><text:span text:style-name="T27"><text:tab/></text:span><text:span text:style-name="T27"><text:tab/></text:span><text:span text:style-name="T27"><text:tab/></text:span><text:span text:style-name="T27"> <text:s text:c="2"/>parent.</text:span></text:p>
            <text:p text:style-name="P34"><text:span text:style-name="T27">Step 4 − If value of parent is less than child, then swap them.</text:span></text:p>
            <text:p text:style-name="P34"><text:span text:style-name="T27">Step 5 − Repeat step 3 &amp; 4 until Heap property holds</text:span>.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xml:id="id31" draw:id="id31">
        <office:forms form:automatic-focus="false" form:apply-design-mode="false"/>
        <draw:frame draw:style-name="gr12" draw:text-style-name="P33" draw:layer="layout" svg:width="7.69cm" svg:height="1.081cm" svg:x="0.4cm" svg:y="0.238cm">
          <draw:text-box>
            <text:p><text:span text:style-name="T26">Heap Sort - Deletion</text:span></text:p>
          </draw:text-box>
        </draw:frame>
        <draw:frame draw:style-name="gr4" draw:text-style-name="P35" draw:layer="layout" svg:width="18.8cm" svg:height="7.514cm" svg:x="0.76cm" svg:y="1.8cm">
          <draw:text-box>
            <text:p text:style-name="P34"><text:span text:style-name="T28">Step 1 − Remove root node.</text:span></text:p>
            <text:p text:style-name="P34"><text:span text:style-name="T28">Step 2 − Move the last element of last level to root.</text:span></text:p>
            <text:p text:style-name="P34"><text:span text:style-name="T28">Step 3 − Compare the value of this child node with its parent.</text:span></text:p>
            <text:p text:style-name="P34"><text:span text:style-name="T28">Step 4 − If value of parent is less than child, then swap them.</text:span></text:p>
            <text:p text:style-name="P34"><text:span text:style-name="T28">Step 5 − Repeat step 3 &amp; 4 until Heap property holds.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xml:id="id32" draw:id="id32">
        <office:forms form:automatic-focus="false" form:apply-design-mode="false"/>
        <draw:frame draw:style-name="gr2" draw:text-style-name="P24" draw:layer="layout" svg:width="5.582cm" svg:height="1.047cm" svg:x="0.6cm" svg:y="0.2cm">
          <draw:text-box>
            <text:p><text:span text:style-name="T15">Time complexity</text:span></text:p>
          </draw:text-box>
        </draw:frame>
        <draw:frame draw:style-name="standard" draw:layer="layout" svg:width="15.038cm" svg:height="7.444cm" svg:x="2.574cm" svg:y="2.23cm">
          <table:table table:template-name="blue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9" table:default-cell-style-name="ce3">
              <table:table-cell>
                <text:p><text:span text:style-name="T18">Techniques</text:span></text:p>
              </table:table-cell>
              <table:table-cell>
                <text:p><text:span text:style-name="T18">Best</text:span></text:p>
              </table:table-cell>
              <table:table-cell>
                <text:p><text:span text:style-name="T18">Average</text:span></text:p>
              </table:table-cell>
              <table:table-cell>
                <text:p><text:span text:style-name="T18">Worst</text:span></text:p>
              </table:table-cell>
            </table:table-row>
            <table:table-row table:style-name="ro10" table:default-cell-style-name="ce8">
              <table:table-cell>
                <text:p><text:span text:style-name="T29">Bubble</text:span></text:p>
              </table:table-cell>
              <table:table-cell>
                <text:p><text:span text:style-name="T29"><text:s text:c="2"/></text:span><text:span text:style-name="T29">(n^2)</text:span></text:p>
              </table:table-cell>
              <table:table-cell>
                <text:p><text:span text:style-name="T29"><text:s/></text:span><text:span text:style-name="T29">(n^2)</text:span></text:p>
              </table:table-cell>
              <table:table-cell>
                <text:p><text:span text:style-name="T29"><text:s/></text:span><text:span text:style-name="T29">(n^2)</text:span></text:p>
              </table:table-cell>
            </table:table-row>
            <table:table-row table:style-name="ro11" table:default-cell-style-name="ce8">
              <table:table-cell>
                <text:p><text:span text:style-name="T29">Selection</text:span></text:p>
              </table:table-cell>
              <table:table-cell>
                <text:p><text:span text:style-name="T29"><text:s text:c="2"/></text:span><text:span text:style-name="T29">(n^2)</text:span></text:p>
              </table:table-cell>
              <table:table-cell>
                <text:p><text:span text:style-name="T29"><text:s/></text:span><text:span text:style-name="T29">(n^2)</text:span></text:p>
              </table:table-cell>
              <table:table-cell>
                <text:p><text:span text:style-name="T29"><text:s/></text:span><text:span text:style-name="T29">(n^2)</text:span></text:p>
              </table:table-cell>
            </table:table-row>
            <table:table-row table:style-name="ro12" table:default-cell-style-name="ce8">
              <table:table-cell>
                <text:p><text:span text:style-name="T29">Insertion</text:span></text:p>
              </table:table-cell>
              <table:table-cell>
                <text:p><text:span text:style-name="T29"><text:s text:c="3"/></text:span><text:span text:style-name="T29">n</text:span></text:p>
              </table:table-cell>
              <table:table-cell>
                <text:p><text:span text:style-name="T29"><text:s/></text:span><text:span text:style-name="T29">(n^2)</text:span></text:p>
              </table:table-cell>
              <table:table-cell>
                <text:p><text:span text:style-name="T29"><text:s/></text:span><text:span text:style-name="T29">(n^2)</text:span></text:p>
              </table:table-cell>
            </table:table-row>
            <table:table-row table:style-name="ro9" table:default-cell-style-name="ce8">
              <table:table-cell>
                <text:p><text:span text:style-name="T29">Quick</text:span></text:p>
              </table:table-cell>
              <table:table-cell>
                <text:p><text:span text:style-name="T29">(nlogn)</text:span></text:p>
              </table:table-cell>
              <table:table-cell>
                <text:p><text:span text:style-name="T29">(nlogn)</text:span></text:p>
              </table:table-cell>
              <table:table-cell>
                <text:p><text:span text:style-name="T29">(n^2)</text:span></text:p>
              </table:table-cell>
            </table:table-row>
            <table:table-row table:style-name="ro12" table:default-cell-style-name="ce8">
              <table:table-cell>
                <text:p><text:span text:style-name="T29">Merge </text:span></text:p>
              </table:table-cell>
              <table:table-cell>
                <text:p><text:span text:style-name="T29">(nlogn)</text:span></text:p>
              </table:table-cell>
              <table:table-cell>
                <text:p><text:span text:style-name="T29">(nlogn)</text:span></text:p>
              </table:table-cell>
              <table:table-cell>
                <text:p><text:span text:style-name="T29">(nlogn)</text:span></text:p>
              </table:table-cell>
            </table:table-row>
            <table:table-row table:style-name="ro13" table:default-cell-style-name="ce8">
              <table:table-cell>
                <text:p><text:span text:style-name="T29">Heap</text:span></text:p>
              </table:table-cell>
              <table:table-cell>
                <text:p><text:span text:style-name="T29">(nlogn)</text:span></text:p>
              </table:table-cell>
              <table:table-cell>
                <text:p><text:span text:style-name="T29">(nlogn)</text:span></text:p>
              </table:table-cell>
              <table:table-cell>
                <text:p><text:span text:style-name="T29">(nlogn)</text:span></text:p>
              </table:table-cell>
            </table:table-row>
          </table:table>
          <draw:image xlink:href="Pictures/TablePreview33.svm" xlink:type="simple" xlink:show="embed" xlink:actuate="onLoad"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xml:id="id33" draw:id="id33">
        <office:forms form:automatic-focus="false" form:apply-design-mode="false"/>
        <draw:frame draw:style-name="gr2" draw:text-style-name="P13" draw:layer="layout" svg:width="8.668cm" svg:height="1.081cm" svg:x="0.4cm" svg:y="0.153cm">
          <draw:text-box>
            <text:p><text:span text:style-name="T6">Heap Sort - Application</text:span></text:p>
          </draw:text-box>
        </draw:frame>
        <draw:frame draw:style-name="gr4" draw:text-style-name="P37" draw:layer="layout" svg:width="19.2cm" svg:height="6.767cm" svg:x="0.4cm" svg:y="2.2cm">
          <draw:text-box>
            <text:list text:style-name="L1">
              <text:list-item>
                <text:p text:style-name="P36"><text:span text:style-name="T30">One of the best sorting methods being in-place and with no quadratic worst-case scenarios for the larger data sets.</text:span></text:p>
              </text:list-item>
              <text:list-item>
                <text:p text:style-name="P36"><text:span text:style-name="T30">Selection algorithms: A heap allows access to the min or max element in constant time.</text:span></text:p>
              </text:list-item>
              <text:list-item>
                <text:p text:style-name="P36"><text:span text:style-name="T30">Priority Queue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xml:id="id34" draw:id="id34">
        <office:forms form:automatic-focus="false" form:apply-design-mode="false"/>
        <draw:frame draw:style-name="gr2" draw:text-style-name="P38" draw:layer="layout" svg:width="5.773cm" svg:height="1.403cm" svg:x="6.965cm" svg:y="4.2cm">
          <draw:text-box>
            <text:p text:style-name="P11"><text:span text:style-name="T5">Queries ..?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xml:id="id35" draw:id="id35">
        <office:forms form:automatic-focus="false" form:apply-design-mode="false"/>
        <draw:frame draw:style-name="gr2" draw:text-style-name="P12" draw:layer="layout" svg:width="7.237cm" svg:height="1.403cm" svg:x="6.055cm" svg:y="3.8cm">
          <draw:text-box>
            <text:p><text:span text:style-name="T5">Feedback ...!!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ddress" xml:id="id36" draw:id="id36">
        <office:forms form:automatic-focus="false" form:apply-design-mode="false"/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osing" xml:id="id37" draw:id="id37">
        <office:forms form:automatic-focus="false" form:apply-design-mode="false"/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ruy Gothic1" svg:font-family="'Centruy Gothic'" style:font-family-generic="swiss"/>
    <style:font-face style:name="Centruy Gothics1" svg:font-family="'Centruy Gothics'" style:font-family-generic="swiss"/>
    <style:font-face style:name="Century Gothic4" svg:font-family="'Century Gothic'" style:font-family-generic="swiss"/>
    <style:font-face style:name="Century Gothics1" svg:font-family="'Century Gothics'" style:font-family-generic="swiss"/>
    <style:font-face style:name="Century gothic1" svg:font-family="'Century gothic'" style:font-family-generic="swiss"/>
    <style:font-face style:name="Century gothics1" svg:font-family="'Century gothics'" style:font-family-generic="swiss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ruy Gothic" svg:font-family="'Centruy Gothic'" style:font-family-generic="swiss" style:font-pitch="variable"/>
    <style:font-face style:name="Centruy Gothics" svg:font-family="'Centruy Gothics'" style:font-family-generic="swiss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Century gothic" svg:font-family="'Century gothic'" style:font-family-generic="swiss" style:font-pitch="variable"/>
    <style:font-face style:name="Century gothics" svg:font-family="'Century gothic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8:40:55.381829259</meta:creation-date>
    <meta:editing-duration>PT8H19M32S</meta:editing-duration>
    <meta:editing-cycles>21</meta:editing-cycles>
    <meta:generator>LibreOffice/4.2.4.2$Linux_x86 LibreOffice_project/420m0$Build-2</meta:generator>
    <dc:date>2016-12-29T17:06:41.272849103</dc:date>
    <meta:document-statistic meta:object-count="256"/>
  </office:meta>
</office:document-meta>
</file>